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dae45" officeooo:paragraph-rsid="001dae45"/>
    </style:style>
    <style:style style:name="P2" style:family="paragraph" style:parent-style-name="Standard">
      <style:text-properties fo:font-weight="bold" officeooo:rsid="001dae45" officeooo:paragraph-rsid="001e7ac0" style:font-weight-asian="bold" style:font-weight-complex="bold"/>
    </style:style>
    <style:style style:name="P3" style:family="paragraph" style:parent-style-name="Standard">
      <style:text-properties fo:font-weight="bold" officeooo:rsid="0022bd98" officeooo:paragraph-rsid="0022bd98" style:font-weight-asian="bold" style:font-weight-complex="bold"/>
    </style:style>
    <style:style style:name="P4" style:family="paragraph" style:parent-style-name="Standard">
      <style:text-properties fo:language="zxx" fo:country="none" fo:font-style="normal" style:text-underline-style="none" fo:font-weight="normal" officeooo:rsid="00375f09" officeooo:paragraph-rsid="001dae45" style:language-asian="zxx" style:country-asian="none" style:font-style-asian="normal" style:font-weight-asian="normal" style:language-complex="zxx" style:country-complex="none" style:font-style-complex="normal" style:font-weight-complex="normal"/>
    </style:style>
    <style:style style:name="P5" style:family="paragraph" style:parent-style-name="Standard">
      <style:text-properties fo:language="zxx" fo:country="none" fo:font-style="normal" style:text-underline-style="none" fo:font-weight="normal" officeooo:rsid="001e2d9d" officeooo:paragraph-rsid="001e2d9d" style:language-asian="zxx" style:country-asian="none" style:font-style-asian="normal" style:font-weight-asian="normal" style:language-complex="zxx" style:country-complex="none" style:font-style-complex="normal" style:font-weight-complex="normal"/>
    </style:style>
    <style:style style:name="P6" style:family="paragraph" style:parent-style-name="Standard">
      <style:text-properties fo:language="zxx" fo:country="none" fo:font-style="normal" style:text-underline-style="none" fo:font-weight="normal" officeooo:rsid="001dae45" officeooo:paragraph-rsid="001e7ac0" style:language-asian="zxx" style:country-asian="none" style:font-style-asian="normal" style:font-weight-asian="normal" style:language-complex="zxx" style:country-complex="none" style:font-style-complex="normal" style:font-weight-complex="normal"/>
    </style:style>
    <style:style style:name="P7" style:family="paragraph" style:parent-style-name="Standard">
      <style:text-properties fo:language="zxx" fo:country="none" fo:font-style="normal" style:text-underline-style="none" fo:font-weight="normal" officeooo:rsid="001dae45" officeooo:paragraph-rsid="0022bd98" style:language-asian="zxx" style:country-asian="none" style:font-style-asian="normal" style:font-weight-asian="normal" style:language-complex="zxx" style:country-complex="none" style:font-style-complex="normal" style:font-weight-complex="normal"/>
    </style:style>
    <style:style style:name="P8" style:family="paragraph" style:parent-style-name="Standard">
      <style:text-properties fo:language="zxx" fo:country="none" fo:font-style="normal" style:text-underline-style="none" fo:font-weight="normal" officeooo:rsid="001f76b8" officeooo:paragraph-rsid="001f76b8" style:language-asian="zxx" style:country-asian="none" style:font-style-asian="normal" style:font-weight-asian="normal" style:language-complex="zxx" style:country-complex="none" style:font-style-complex="normal" style:font-weight-complex="normal"/>
    </style:style>
    <style:style style:name="P9" style:family="paragraph" style:parent-style-name="Standard">
      <style:text-properties fo:language="zxx" fo:country="none" fo:font-style="normal" style:text-underline-style="none" fo:font-weight="normal" officeooo:rsid="0022bd98" officeooo:paragraph-rsid="0022bd98" style:language-asian="zxx" style:country-asian="none" style:font-style-asian="normal" style:font-weight-asian="normal" style:language-complex="zxx" style:country-complex="none" style:font-style-complex="normal" style:font-weight-complex="normal"/>
    </style:style>
    <style:style style:name="P10" style:family="paragraph" style:parent-style-name="Standard">
      <style:text-properties fo:language="zxx" fo:country="none" fo:font-style="normal" style:text-underline-style="none" fo:font-weight="bold" officeooo:rsid="001dae45" officeooo:paragraph-rsid="001dae45" style:language-asian="zxx" style:country-asian="none" style:font-style-asian="normal" style:font-weight-asian="bold" style:language-complex="zxx" style:country-complex="none" style:font-style-complex="normal" style:font-weight-complex="bold"/>
    </style:style>
    <style:style style:name="T1" style:family="text">
      <style:text-properties officeooo:rsid="00378144"/>
    </style:style>
    <style:style style:name="T2" style:family="text">
      <style:text-properties officeooo:rsid="001e7ac0"/>
    </style:style>
    <style:style style:name="T3" style:family="text">
      <style:text-properties officeooo:rsid="00212c2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2.11.18</text:p>
      <text:p text:style-name="P1">Paul Morgenthaler / Max Baumann</text:p>
      <text:p text:style-name="P1"/>
      <text:p text:style-name="P4">Anfertigung der "Credits" in Libre Office <text:span text:style-name="T1">um sie in Blender als Animation umzusetzen.</text:span></text:p>
      <text:p text:style-name="P5">Darauf folgte die Einarbeit in Blender, Zusammenarbeit mit den anwesenden Scrum Mastern war auch nötig.</text:p>
      <text:p text:style-name="P5"/>
      <text:p text:style-name="P3">19.11.18</text:p>
      <text:p text:style-name="P7">Paul Morgenthaler / Max Baumann</text:p>
      <text:p text:style-name="P9"/>
      <text:p text:style-name="P9">Versuch der Anfertigung einer Schriftrollenanimation als Creditsbeigabe in Blender. Leider wurde aller Fortschritt durch Robin Burghardt gelöscht, weswegen wir noch mehr Zeit aufwenden dürfen. Außerdem planen wir schonmal das Rendern der fertigen Animation an mehreren Computern in Raum H19.</text:p>
      <text:p text:style-name="P7"/>
      <text:p text:style-name="P2"><text:span text:style-name="T2">26</text:span>.11.18</text:p>
      <text:p text:style-name="P6">Paul Morgenthaler / Max Baumann</text:p>
      <text:p text:style-name="P6"/>
      <text:p text:style-name="P8">Verlegen der Credits zu Libre Impress nach Besprechung mit Patrick. <text:span text:style-name="T3">Muss noch un Unity eingebunden werden, Möglichkeiten bestehen dafür bis jetzt bei unteranderem die Präsentation einfach aufzunehmen und als Videofile einzusetzen.</text:span></text:p>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1M28S</meta:editing-duration>
    <meta:editing-cycles>8</meta:editing-cycles>
    <meta:generator>LibreOffice/5.4.2.2$Windows_X86_64 LibreOffice_project/22b09f6418e8c2d508a9eaf86b2399209b0990f4</meta:generator>
    <dc:date>2018-12-03T15:46:42.090000000</dc:date>
    <meta:document-statistic meta:table-count="0" meta:image-count="0" meta:object-count="0" meta:page-count="1" meta:paragraph-count="10" meta:word-count="116" meta:character-count="826" meta:non-whitespace-character-count="720"/>
    <meta:user-defined meta:name="Info 1"/>
    <meta:user-defined meta:name="Info 2"/>
    <meta:user-defined meta:name="Info 3"/>
    <meta:user-defined meta:name="Info 4"/>
  </office:meta>
</office:document-meta>
</file>